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mbria Math" svg:font-family="'Cambria Math', serif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Calibri1" svg:font-family="Calibri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0835in" fo:margin-bottom="0in" loext:contextual-spacing="false" fo:line-height="120%"/>
      <style:text-properties style:font-name="Times New Roman" officeooo:rsid="0002944b" officeooo:paragraph-rsid="0002944b" style:font-name-complex="Times New Roman1"/>
    </style:style>
    <style:style style:name="P3" style:family="paragraph" style:parent-style-name="List_20_Paragraph">
      <style:paragraph-properties fo:margin-left="0in" fo:margin-right="0in" fo:margin-top="0.0835in" fo:margin-bottom="0in" loext:contextual-spacing="true" fo:line-height="120%" fo:text-indent="0in" style:auto-text-indent="false"/>
      <style:text-properties style:font-name="Times New Roman" officeooo:rsid="00027577" officeooo:paragraph-rsid="00027577" style:font-name-complex="Times New Roman1"/>
    </style:style>
    <style:style style:name="P4" style:family="paragraph" style:parent-style-name="Standard">
      <style:paragraph-properties fo:margin-top="0.0835in" fo:margin-bottom="0.25in" loext:contextual-spacing="false" fo:line-height="12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20%" fo:text-align="center" style:justify-single-word="false"/>
      <style:text-properties fo:color="#000000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" style:master-page-name="Standard">
      <style:paragraph-properties fo:margin-top="0in" fo:margin-bottom="0in" loext:contextual-spacing="false" fo:line-height="120%" fo:text-align="center" style:justify-single-word="false" style:page-number="auto"/>
      <style:text-properties fo:color="#000000" style:font-name="Times New Roman" fo:font-size="18pt" fo:font-weight="bold" officeooo:rsid="00087a04" officeooo:paragraph-rsid="00087a04" style:font-size-asian="18pt" style:font-weight-asian="bold" style:font-name-complex="Times New Roman1" style:font-size-complex="18pt" style:font-weight-complex="bold"/>
    </style:style>
    <style:style style:name="P7" style:family="paragraph" style:parent-style-name="List_20_Paragraph" style:list-style-name="WWNum2">
      <style:paragraph-properties fo:margin-top="0.0835in" fo:margin-bottom="0in" loext:contextual-spacing="false" fo:line-height="120%"/>
      <style:text-properties fo:font-weight="bold" style:font-weight-asian="bold" style:font-weight-complex="bold"/>
    </style:style>
    <style:style style:name="P8" style:family="paragraph" style:parent-style-name="List_20_Paragraph" style:list-style-name="WWNum2">
      <style:paragraph-properties fo:margin-top="0.0835in" fo:margin-bottom="0in" loext:contextual-spacing="false" fo:line-height="120%"/>
      <style:text-properties style:font-name="Times New Roman" fo:font-weight="bold" style:font-weight-asian="bold" style:font-name-complex="Times New Roman1" style:font-weight-complex="bold"/>
    </style:style>
    <style:style style:name="P9" style:family="paragraph" style:parent-style-name="List_20_Paragraph" style:list-style-name="WWNum2">
      <style:paragraph-properties fo:margin-top="0.0835in" fo:margin-bottom="0in" loext:contextual-spacing="false" fo:line-height="120%"/>
      <style:text-properties officeooo:paragraph-rsid="000bf65b"/>
    </style:style>
    <style:style style:name="P10" style:family="paragraph" style:parent-style-name="List_20_Paragraph" style:list-style-name="WWNum2">
      <style:paragraph-properties fo:margin-left="0in" fo:margin-right="0in" fo:margin-top="0.0835in" fo:margin-bottom="0in" loext:contextual-spacing="false" fo:line-height="120%" fo:text-indent="0in" style:auto-text-indent="false"/>
      <style:text-properties officeooo:rsid="00027577" officeooo:paragraph-rsid="00027577"/>
    </style:style>
    <style:style style:name="P11" style:family="paragraph" style:parent-style-name="List_20_Paragraph" style:list-style-name="WWNum2">
      <style:paragraph-properties fo:margin-left="0in" fo:margin-right="0in" fo:margin-top="0.0835in" fo:margin-bottom="0in" loext:contextual-spacing="false" fo:line-height="120%" fo:text-indent="0in" style:auto-text-indent="false"/>
      <style:text-properties fo:font-weight="normal" officeooo:rsid="000689ca" officeooo:paragraph-rsid="000689ca" style:font-weight-asian="normal" style:font-weight-complex="normal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text-position="super 58%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02944b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6" style:family="text">
      <style:text-properties style:font-name="Times New Roman" fo:font-style="italic" fo:font-weight="bold" officeooo:rsid="0009358f" style:font-style-asian="italic" style:font-weight-asian="bold" style:font-name-complex="Times New Roman1" style:font-style-complex="italic" style:font-weight-complex="bold"/>
    </style:style>
    <style:style style:name="T7" style:family="text">
      <style:text-properties style:font-name="Times New Roman" fo:font-style="italic" fo:font-weight="bold" officeooo:rsid="000bf65b" style:font-style-asian="italic" style:font-weight-asian="bold" style:font-name-complex="Times New Roman1" style:font-style-complex="italic" style:font-weight-complex="bold"/>
    </style:style>
    <style:style style:name="T8" style:family="text">
      <style:text-properties style:font-name="Times New Roman" fo:font-weight="bold" style:font-weight-asian="bold" style:font-name-complex="Times New Roman1" style:font-weight-complex="bold"/>
    </style:style>
    <style:style style:name="T9" style:family="text">
      <style:text-properties officeooo:rsid="000760e7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0bf65b" style:text-blinking="false" fo:background-color="transparent" loext:char-shading-value="0" style:font-style-asian="italic" style:font-weight-asian="bold" style:font-name-complex="Times New Roman1" style:font-style-complex="italic" style:font-weight-complex="bold"/>
    </style:style>
    <style:style style:name="T11" style:family="text">
      <style:text-properties officeooo:rsid="000f7abe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j Ali</text:p>
      <text:p text:style-name="P5">Home Assignment 7 <text:s/>--Key</text:p>
      <text:p text:style-name="P4"><text:span text:style-name="T1">Due date: <text:s/>Thursday, 9</text:span><text:span text:style-name="T2">th</text:span><text:span text:style-name="T1"> April before class.</text:span></text:p>
      <text:list xml:id="list3215665685" text:style-name="WWNum2">
        <text:list-item>
          <text:p text:style-name="P7"><text:span text:style-name="T3">What types of attack are addressed by message authentication</text:span><draw:frame draw:style-name="fr1" draw:name="1" text:anchor-type="as-char" svg:width="0.0457in" svg:height="0.2264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 </text:span></text:p>
        </text:list-item>
      </text:list>
      <text:p text:style-name="P3">This addresses sequence, content, and timing modification attacks</text:p>
      <text:list xml:id="list104018007345791" text:continue-numbering="true" text:style-name="WWNum2">
        <text:list-item>
          <text:p text:style-name="P8">What is the difference between a message authentication code (MAC) and a one-way hash function.</text:p>
          <text:p text:style-name="P10"><text:span text:style-name="T3">MAC’s use a secret key to calculate authentication codes, but one-way hash function’s </text:span><text:span text:style-name="T4">need to combine a secret key with the hash function in order to authenticate.</text:span></text:p>
        </text:list-item>
        <text:list-item>
          <text:p text:style-name="P8">In which ways can a one-way hash function be secured to provide message authentication.</text:p>
        </text:list-item>
      </text:list>
      <text:p text:style-name="P2">A one-way hash function can be secured by using an HMAC or CMAC protocol</text:p>
      <text:list xml:id="list104018491518015" text:continue-numbering="true" text:style-name="WWNum2">
        <text:list-item>
          <text:p text:style-name="P9"><text:span text:style-name="T8">MACs based on Cipher Block Chaining (CBC) have security weaknesses. Consider a CBC MAC that uses DES with initialization vector zero. <text:s/>Let</text:span><text:span text:style-name="T5"> </text:span><text:span text:style-name="T6">X</text:span><text:span text:style-name="T5"> </text:span><text:span text:style-name="T8">be a single (64-bit block), <text:s/>and say</text:span><text:span text:style-name="T5"> </text:span><text:span text:style-name="T6">T=MAC(K, X), </text:span><text:span text:style-name="T8">where</text:span><text:span text:style-name="T5"> </text:span><text:span text:style-name="T6">K</text:span><text:span text:style-name="T5"> </text:span><text:span text:style-name="T8">is the 56-bit DES key. Compute the CBC-MAC of the two-block message </text:span><text:span text:style-name="T7">X//(X</text:span><text:span text:style-name="T10">⨁</text:span><text:span text:style-name="T7">T)</text:span><text:span text:style-name="T8"> and show that it is once again </text:span><text:span text:style-name="T7">T</text:span><text:span text:style-name="T8">. <text:s/>What does this mean?</text:span></text:p>
          <text:p text:style-name="P11">An attacker could use a chosen plaintext attack to crack the encryption <text:span text:style-name="T9">for our MAC </text:span><text:span text:style-name="T11">due to the reversible nature of XOR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mbria Math" svg:font-family="'Cambria Math', serif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Calibri1" svg:font-family="Calibri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Kufi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Kufi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6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6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in" fo:margin-bottom="0.5in" fo:margin-left="1in" fo:margin-right="0.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urmester</meta:initial-creator>
    <meta:editing-cycles>7</meta:editing-cycles>
    <meta:print-date>2018-02-27T18:01:00</meta:print-date>
    <meta:creation-date>2020-04-01T20:32:00</meta:creation-date>
    <dc:date>2020-04-09T10:40:17.314187802</dc:date>
    <meta:editing-duration>PT43M47S</meta:editing-duration>
    <meta:generator>LibreOffice/6.4.2.2$Linux_X86_64 LibreOffice_project/40$Build-2</meta:generator>
    <meta:document-statistic meta:table-count="0" meta:image-count="0" meta:object-count="1" meta:page-count="1" meta:paragraph-count="12" meta:word-count="187" meta:character-count="1078" meta:non-whitespace-character-count="902"/>
    <meta:user-defined meta:name="AppVersion">16.0000</meta:user-defined>
    <meta:user-defined meta:name="Company">FSU CS Departm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i>.</mi>
    <annotation encoding="StarMath 5.0">.</annotation>
  </semantics>
</math>
</file>